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2pt" officeooo:paragraph-rsid="000a7b91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for IN4050</text:p>
      <text:p text:style-name="P1"/>
      <text:p text:style-name="P2">precision = tp/(tp + fp)</text:p>
      <text:p text:style-name="P2">recall(sensitivity) = tp/(tp + fn)</text:p>
      <text:p text:style-name="P2"/>
      <text:p text:style-name="P2">Neural network:</text:p>
      <text:p text:style-name="P2"><text:tab/>- Backpropagation</text:p>
      <text:p text:style-name="P2">out_error = target - out</text:p>
      <text:p text:style-name="P2">delta_back <text:s/>= W * out_error</text:p>
      <text:p text:style-name="P2">hidden_deltas = delta_back[1:] * a * (1-a) <text:s text:c="4"/># not including bias term</text:p>
      <text:p text:style-name="P2"/>
      <text:p text:style-name="P3">W += eta * out_error * [1, a] <text:tab/># a with bias</text:p>
      <text:p text:style-name="P2">V += eta * x.reshape[-1, 1] @ hidden_deltas.reshape[1,-1] # turning the factors into matrixes and transposing x.</text:p>
      <text:p text:style-name="P2"/>
      <text:p text:style-name="P2">min-max scaler: x’ = (x-x_min)/(x_max-x_min)</text:p>
      <text:p text:style-name="P2">standard scaler_ x’’ = (x-x_mean)/std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7T12:43:20.208635540</meta:creation-date>
    <dc:date>2021-05-27T15:00:53.663570948</dc:date>
    <meta:editing-duration>PT25M41S</meta:editing-duration>
    <meta:editing-cycles>2</meta:editing-cycles>
    <meta:generator>LibreOffice/7.1.3.2$Linux_X86_64 LibreOffice_project/10$Build-2</meta:generator>
    <meta:document-statistic meta:table-count="0" meta:image-count="0" meta:object-count="0" meta:page-count="1" meta:paragraph-count="12" meta:word-count="78" meta:character-count="467" meta:non-whitespace-character-count="394"/>
  </office:meta>
</office:document-meta>
</file>